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officeooo:rsid="001439ba" officeooo:paragraph-rsid="001439ba"/>
    </style:style>
    <style:style style:name="P2" style:family="paragraph" style:parent-style-name="Standard">
      <style:paragraph-properties fo:margin-top="0.199cm" fo:margin-bottom="0cm" loext:contextual-spacing="false" fo:line-height="150%" fo:text-align="center" style:justify-single-word="false"/>
      <style:text-properties fo:font-weight="bold" officeooo:rsid="001439ba" officeooo:paragraph-rsid="001439ba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47a5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 style:list-style-name="L22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9.8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23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51cm" fo:min-width="9.4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4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51cm" fo:min-width="8.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5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9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6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7.9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27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49cm" fo:min-width="8.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28">
      <style:graphic-properties draw:stroke="solid" svg:stroke-width="0cm" svg:stroke-color="#000000" draw:marker-start-width="0.199cm" draw:marker-start-center="false" draw:marker-end-width="0.199cm" draw:marker-end-center="false" draw:fill="solid" draw:fill-color="#ffffff" draw:textarea-horizontal-align="justify" draw:textarea-vertical-align="middle" draw:auto-grow-height="false" fo:min-height="1.951cm" fo:min-width="6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29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30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31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32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33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34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35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36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" xml:id="id6" draw:id="id6" svg:width="10.401cm" svg:height="2.2cm" draw:transform="rotate (1.5707963267949) translate (3.09386111111111cm 19.2546111111111cm)">
          <text:p text:style-name="P3"><text:span text:style-name="T2">Analizar, desarrollar e implementar un modelo aplicable </text:span></text:p>
          <text:p text:style-name="P3"><text:span text:style-name="T2">de firma digital para el Ministerio de Obras Públicas </text:span></text:p>
          <text:p text:style-name="P3"><text:span text:style-name="T2">Servicios y Vivienda que permita interactuar entre </text:span></text:p>
          <text:p text:style-name="P3"><text:span text:style-name="T2">los sistemas y servidores públicos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svg:width="10cm" svg:height="2.202cm" draw:transform="rotate (1.5707963267949) translate (16.4958888888889cm 19.351625cm)">
          <text:p text:style-name="P3"><text:span text:style-name="T2">Realizar un diseño que permita realizar el uso</text:span></text:p>
          <text:p text:style-name="P3"><text:span text:style-name="T2">de la firma digital para documentos en formato PDF </text:span></text:p>
          <text:p text:style-name="P3"><text:span text:style-name="T2">realizados por los servidores públicos o generados por </text:span></text:p>
          <text:p text:style-name="P3"><text:span text:style-name="T2">los diferentes sistemas con los que cuenta el Ministerio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svg:width="8.601cm" svg:height="2.202cm" draw:transform="rotate (1.5707963267949) translate (12.8675694444444cm 13.74775cm)">
          <text:p text:style-name="P3"><text:span text:style-name="T2">Realizar un diseño para incorporar varias firmas</text:span></text:p>
          <text:p text:style-name="P3"><text:span text:style-name="T2"><text:s/></text:span><text:span text:style-name="T2">digitales dentro de un documento en formato PDF.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svg:width="9.801cm" svg:height="2.2cm" draw:transform="rotate (1.5707963267949) translate (9.70944444444444cm 20.5616527777778cm)">
          <text:p text:style-name="P3"><text:span text:style-name="T2">Realizar por un medio informático una marca de agua</text:span></text:p>
          <text:p text:style-name="P3"><text:span text:style-name="T2">para mostrar la información de una persona como ser </text:span></text:p>
          <text:p text:style-name="P3"><text:span text:style-name="T2">nombre completo y cargo institucional dentro de un </text:span></text:p>
          <text:p text:style-name="P3"><text:span text:style-name="T2">documento en formato PDF firmado.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svg:width="8.499cm" svg:height="2.2cm" draw:transform="rotate (1.5707963267949) translate (6.90915277777778cm 23.9641944444444cm)">
          <text:p text:style-name="P3"><text:span text:style-name="T2">Incluir el sello de tiempo que permita demostrar</text:span></text:p>
          <text:p text:style-name="P3"><text:span text:style-name="T2">Que una serie de datos no han existido y no</text:span></text:p>
          <text:p text:style-name="P3"><text:span text:style-name="T2">Han sido vulner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svg:width="8.901cm" svg:height="2.2cm" draw:transform="rotate (1.5707963267949) translate (6.90838888888889cm 14.3615833333333cm)">
          <text:p text:style-name="P3"><text:span text:style-name="T2">Verificar y validar firmas digitales de los servidores </text:span></text:p>
          <text:p text:style-name="P3"><text:span text:style-name="T2">públicos en documentos con formato PDF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svg:width="7.501cm" svg:height="2.202cm" draw:transform="rotate (1.5707963267949) translate (12.8058333333333cm 23.9624305555556cm)">
          <text:p text:style-name="P3"><text:span text:style-name="T2">Verificar y validar el estado de certificado</text:span></text:p>
          <text:p text:style-name="P3"><text:span text:style-name="T2">proporcionado por la entidad certificadora</text:span></text:p>
          <draw:enhanced-geometry svg:viewBox="0 0 21600 21600" draw:type="rectangle" draw:enhanced-path="M 0 0 L 21600 0 21600 21600 0 21600 0 0 Z N"/>
        </draw:custom-shape>
        <draw:connector draw:style-name="gr9" draw:text-style-name="P5" svg:x1="16.496cm" svg:y1="14.353cm" svg:x2="15.069cm" svg:y2="9.447cm" draw:start-shape="id1" draw:start-glue-point="0" draw:end-shape="id2" svg:d="M16496 14353h-713v-4906h-714" svg:viewBox="0 0 1429 4907">
          <text:p/>
        </draw:connector>
        <draw:connector draw:style-name="gr10" draw:text-style-name="P5" svg:x1="16.496cm" svg:y1="14.353cm" svg:x2="15.007cm" svg:y2="20.212cm" draw:start-shape="id1" draw:start-glue-point="0" draw:end-shape="id3" svg:d="M16496 14353h-744v5859h-745" svg:viewBox="0 0 1490 5861">
          <text:p/>
        </draw:connector>
        <draw:connector draw:style-name="gr11" draw:text-style-name="P5" svg:x1="12.868cm" svg:y1="9.447cm" svg:x2="9.107cm" svg:y2="9.911cm" draw:start-shape="id2" draw:start-glue-point="0" draw:end-shape="id4" svg:d="M12868 9447h-1881v464h-1880" svg:viewBox="0 0 3762 466">
          <text:p/>
        </draw:connector>
        <draw:connector draw:style-name="gr12" draw:text-style-name="P5" svg:x1="12.806cm" svg:y1="20.212cm" svg:x2="11.908cm" svg:y2="15.662cm" draw:start-shape="id3" draw:start-glue-point="0" draw:end-shape="id5" draw:end-glue-point="2" svg:d="M12806 20212h-450v-4550h-448" svg:viewBox="0 0 900 4553">
          <text:p/>
        </draw:connector>
        <draw:connector draw:style-name="gr13" draw:text-style-name="P5" svg:x1="16.496cm" svg:y1="14.353cm" svg:x2="11.908cm" svg:y2="15.662cm" draw:start-shape="id1" draw:start-glue-point="0" draw:end-shape="id5" draw:end-glue-point="2" svg:d="M16496 14353h-2295v1309h-2293" svg:viewBox="0 0 4590 1311">
          <text:p/>
        </draw:connector>
        <draw:connector draw:style-name="gr14" draw:text-style-name="P5" svg:x1="6.908cm" svg:y1="9.911cm" svg:x2="5.294cm" svg:y2="14.055cm" draw:start-shape="id4" draw:start-glue-point="0" draw:end-shape="id6" svg:d="M6908 9911h-807v4144h-807" svg:viewBox="0 0 1616 4145">
          <text:p/>
        </draw:connector>
        <draw:connector draw:style-name="gr15" draw:text-style-name="P5" svg:x1="6.91cm" svg:y1="19.715cm" svg:x2="5.294cm" svg:y2="14.055cm" draw:start-shape="id7" draw:start-glue-point="0" draw:end-shape="id6" draw:end-glue-point="2" svg:d="M6910 19715h-809v-5660h-807" svg:viewBox="0 0 1617 5662">
          <text:p/>
        </draw:connector>
        <draw:connector draw:style-name="gr16" draw:text-style-name="P5" svg:x1="9.708cm" svg:y1="15.662cm" svg:x2="9.109cm" svg:y2="19.715cm" draw:start-shape="id5" draw:start-glue-point="0" draw:end-shape="id7" draw:end-glue-point="2" svg:d="M9708 15662h-301v4053h-298" svg:viewBox="0 0 601 4055">
          <text:p/>
        </draw:connector>
      </draw:g>
      <text:p text:style-name="P2">ÁRBOL DE <text:span text:style-name="T1">OBJETIVO</text:span>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4.001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in </meta:initial-creator>
    <meta:creation-date>2015-06-18T18:28:26.391197057</meta:creation-date>
    <dc:date>2015-06-18T18:40:28.546320564</dc:date>
    <dc:creator>armin </dc:creator>
    <meta:editing-duration>PT3M43S</meta:editing-duration>
    <meta:editing-cycles>4</meta:editing-cycles>
    <meta:generator>LibreOffice/4.4.3.2$Linux_X86_64 LibreOffice_project/40m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